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2" svg:font-family="'Latin Modern Math'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ff0000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solid" draw:fill-color="#dddddd" draw:opacity="100%" draw:shadow="hidden"/>
    </style:style>
    <style:style style:name="gr3" style:family="graphic" style:parent-style-name="standard">
      <style:graphic-properties draw:stroke="solid" svg:stroke-width="0.053cm" svg:stroke-color="#000000" draw:marker-start-width="0.121cm" draw:marker-end="Arrow" draw:marker-end-width="0.15cm" svg:stroke-opacity="100%" draw:stroke-linejoin="round" svg:stroke-linecap="round" draw:fill="none" fo:padding-top="0.152cm" fo:padding-bottom="0.152cm" fo:padding-left="0.277cm" fo:padding-right="0.277cm"/>
    </style:style>
    <style:style style:name="gr4" style:family="graphic" style:parent-style-name="standard">
      <style:graphic-properties draw:stroke="solid" svg:stroke-width="0.053cm" svg:stroke-color="#000000" draw:marker-start="Arrow" draw:marker-start-width="0.15cm" draw:marker-end="" draw:marker-end-width="0.121cm" svg:stroke-opacity="100%" draw:stroke-linejoin="round" svg:stroke-linecap="round" draw:fill="none" fo:padding-top="0.152cm" fo:padding-bottom="0.152cm" fo:padding-left="0.277cm" fo:padding-right="0.277cm"/>
    </style:style>
    <style:style style:name="gr5" style:family="graphic" style:parent-style-name="standard">
      <style:graphic-properties draw:stroke="none" draw:fill="none" draw:textarea-vertical-align="middle" draw:auto-grow-width="true" fo:min-height="0.68cm" fo:min-width="0.98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draw:auto-grow-width="true" fo:min-height="0.623cm" fo:min-width="1.018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draw:auto-grow-width="true" fo:min-height="0.583cm" fo:min-width="1.182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draw:auto-grow-width="true" fo:min-height="0.583cm" fo:min-width="1.148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draw:auto-grow-width="true" fo:min-height="0.467cm" fo:min-width="0.557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draw:auto-grow-width="true" fo:min-height="0.467cm" fo:min-width="0.633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draw:auto-grow-width="true" fo:min-height="0.623cm" fo:min-width="0.428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draw:auto-grow-width="true" fo:min-height="0.623cm" fo:min-width="0.531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draw:auto-grow-height="true" draw:auto-grow-width="true" draw:fit-to-size="false" style:shrink-to-fit="false" fo:min-height="0.467cm" fo:min-width="2.195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draw:auto-grow-width="true" fo:min-height="0.467cm" fo:min-width="2.352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draw:auto-grow-width="true" fo:min-height="0.467cm" fo:min-width="0.983cm" fo:padding-top="0.141cm" fo:padding-bottom="0.141cm" fo:padding-left="0.141cm" fo:padding-right="0.141cm"/>
      <style:paragraph-properties style:writing-mode="lr-tb"/>
    </style:style>
    <style:style style:name="gr16" style:family="graphic" style:parent-style-name="objectwithoutfill">
      <style:graphic-properties draw:stroke="dash" draw:stroke-dash="Long_20_Dash" svg:stroke-width="0.035cm" svg:stroke-color="#ff0000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="solid" draw:fill-color="#000000" draw:opacity="50%" draw:shadow="hidden"/>
    </style:style>
    <style:style style:name="gr18" style:family="graphic" style:parent-style-name="standard">
      <style:graphic-properties draw:stroke="solid" svg:stroke-width="0.009cm" svg:stroke-color="#000000" svg:stroke-opacity="100%" draw:stroke-linejoin="round" svg:stroke-linecap="round" draw:fill="none" draw:opacity="50%" fo:padding-top="0.129cm" fo:padding-bottom="0.129cm" fo:padding-left="0.254cm" fo:padding-right="0.254cm"/>
    </style:style>
    <style:style style:name="gr19" style:family="graphic" style:parent-style-name="standard">
      <style:graphic-properties draw:stroke="solid" svg:stroke-width="0.053cm" svg:stroke-color="#333333" draw:marker-start-width="0.121cm" draw:marker-end="Arrow_20_concave" draw:marker-end-width="0.14cm" svg:stroke-opacity="100%" draw:stroke-linejoin="round" svg:stroke-linecap="round" draw:fill="none" fo:padding-top="0.152cm" fo:padding-bottom="0.152cm" fo:padding-left="0.277cm" fo:padding-right="0.277cm"/>
    </style:style>
    <style:style style:name="gr20" style:family="graphic" style:parent-style-name="standard" style:list-style-name="L1">
      <style:graphic-properties draw:stroke="none" draw:fill="none" draw:textarea-vertical-align="middle" draw:auto-grow-width="true" fo:min-height="0.933cm" fo:min-width="2.089cm" fo:padding-top="0.141cm" fo:padding-bottom="0.141cm" fo:padding-left="0.141cm" fo:padding-right="0.141cm"/>
      <style:paragraph-properties style:writing-mode="lr-tb"/>
    </style:style>
    <style:style style:name="gr21" style:family="graphic" style:parent-style-name="objectwithoutfill">
      <style:graphic-properties svg:stroke-width="0.011cm" svg:stroke-color="#ff0000" draw:marker-start="" draw:marker-start-width="0.216cm" draw:marker-end="" draw:marker-end-width="0.216cm" draw:fill="solid" draw:textarea-vertical-align="middle" fo:padding-top="0.13cm" fo:padding-bottom="0.13cm" fo:padding-left="0.255cm" fo:padding-right="0.255cm"/>
    </style:style>
    <style:style style:name="gr22" style:family="graphic" style:parent-style-name="standard">
      <style:graphic-properties draw:stroke="none" draw:fill="solid" draw:fill-color="#000000" draw:shadow="hidden"/>
    </style:style>
    <style:style style:name="gr23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24" style:family="graphic" style:parent-style-name="standard" style:list-style-name="L1">
      <style:graphic-properties draw:stroke="none" draw:fill="none" draw:textarea-vertical-align="middle" draw:auto-grow-width="true" fo:min-height="0.933cm" fo:min-width="2.063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draw:auto-grow-width="true" fo:min-height="0.619cm" fo:min-width="0.455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fo:min-height="0.32cm"/>
      <style:paragraph-properties style:writing-mode="lr-tb"/>
    </style:style>
    <style:style style:name="gr27" style:family="graphic" style:parent-style-name="standard">
      <style:graphic-properties draw:stroke="none" svg:stroke-width="0cm" svg:stroke-color="#3465a4" draw:fill="solid" draw:fill-color="#dddddd" fo:padding-top="0.125cm" fo:padding-bottom="0.125cm" fo:padding-left="0.25cm" fo:padding-right="0.25cm" draw:shadow="hidden"/>
    </style:style>
    <style:style style:name="gr28" style:family="graphic" style:parent-style-name="standard">
      <style:graphic-properties draw:stroke="none" svg:stroke-width="0cm" svg:stroke-color="#3465a4" svg:stroke-opacity="100%" draw:stroke-linejoin="round" svg:stroke-linecap="round" draw:fill="solid" draw:fill-color="#dddddd" fo:padding-top="0.125cm" fo:padding-bottom="0.125cm" fo:padding-left="0.25cm" fo:padding-right="0.25cm"/>
    </style:style>
    <style:style style:name="gr29" style:family="graphic" style:parent-style-name="standard">
      <style:graphic-properties draw:stroke="none" draw:fill="none" draw:textarea-vertical-align="middle" draw:auto-grow-width="true" fo:min-height="0.341cm" fo:min-width="0.40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draw:auto-grow-width="true" fo:min-height="0.341cm" fo:min-width="0.463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solid" svg:stroke-width="0.044cm" svg:stroke-color="#000000" svg:stroke-opacity="100%" draw:stroke-linejoin="round" svg:stroke-linecap="round" draw:fill="none" fo:padding-top="0.147cm" fo:padding-bottom="0.147cm" fo:padding-left="0.272cm" fo:padding-right="0.272cm"/>
    </style:style>
    <style:style style:name="gr32" style:family="graphic" style:parent-style-name="standard">
      <style:graphic-properties draw:stroke="solid" svg:stroke-width="0.044cm" svg:stroke-color="#595959" svg:stroke-opacity="100%" draw:stroke-linejoin="round" svg:stroke-linecap="round" draw:fill="none" fo:padding-top="0.147cm" fo:padding-bottom="0.147cm" fo:padding-left="0.272cm" fo:padding-right="0.272cm"/>
    </style:style>
    <style:style style:name="gr33" style:family="graphic" style:parent-style-name="standard">
      <style:graphic-properties draw:stroke="none" draw:fill="solid" draw:fill-color="#ff0000" draw:shadow="hidden"/>
    </style:style>
    <style:style style:name="gr34" style:family="graphic" style:parent-style-name="standard">
      <style:graphic-properties draw:stroke="solid" svg:stroke-width="0.044cm" svg:stroke-color="#ff0000" svg:stroke-opacity="100%" draw:stroke-linejoin="round" svg:stroke-linecap="round" draw:fill="none" fo:padding-top="0.147cm" fo:padding-bottom="0.147cm" fo:padding-left="0.272cm" fo:padding-right="0.272cm"/>
    </style:style>
    <style:style style:name="gr35" style:family="graphic" style:parent-style-name="standard">
      <style:graphic-properties draw:stroke="solid" draw:stroke-dash="Long_20_Dash" svg:stroke-width="0.035cm" svg:stroke-color="#ff0000" draw:marker-start="Dimension_20_Lines" draw:marker-start-width="0.252cm" draw:marker-start-center="false" draw:marker-end="Dimension_20_Lines" draw:marker-end-width="0.252cm" draw:marker-end-center="false" svg:stroke-opacity="100%" draw:stroke-linejoin="round" svg:stroke-linecap="round" draw:fill="solid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draw:textarea-vertical-align="middle" draw:auto-grow-width="true" fo:min-height="0.285cm" fo:min-width="0.367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draw:auto-grow-width="true" fo:min-height="0.341cm" fo:min-width="0.51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textarea-vertical-align="middle" draw:auto-grow-width="true" fo:min-height="0.285cm" fo:min-width="0.51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svg:stroke-width="0.035cm" draw:marker-start-width="0.252cm" draw:marker-end-width="0.252cm" draw:fill="solid" draw:fill-color="#ffffff" draw:shadow="hidden"/>
    </style:style>
    <style:style style:name="gr40" style:family="graphic" style:parent-style-name="standard">
      <style:graphic-properties draw:stroke="solid" svg:stroke-width="0.035cm" svg:stroke-color="#000000" draw:marker-start-width="0.252cm" draw:marker-end-width="0.252cm" svg:stroke-opacity="100%" draw:stroke-linejoin="round" svg:stroke-linecap="round" draw:fill="none" fo:padding-top="0.143cm" fo:padding-bottom="0.143cm" fo:padding-left="0.268cm" fo:padding-right="0.268cm"/>
    </style:style>
    <style:style style:name="gr41" style:family="graphic" style:parent-style-name="standard">
      <style:graphic-properties draw:stroke="none" svg:stroke-width="0.081cm" draw:marker-start-width="0.321cm" draw:marker-end-width="0.321cm" draw:fill="solid" draw:fill-color="#ffffff" draw:opacity="0%" draw:shadow="hidden"/>
    </style:style>
    <style:style style:name="gr42" style:family="graphic" style:parent-style-name="standard">
      <style:graphic-properties draw:stroke="solid" svg:stroke-width="0.081cm" svg:stroke-color="#7f7f7f" draw:marker-start-width="0.321cm" draw:marker-end-width="0.321cm" svg:stroke-opacity="100%" draw:stroke-linejoin="round" svg:stroke-linecap="round" draw:fill="none" fo:padding-top="0.166cm" fo:padding-bottom="0.166cm" fo:padding-left="0.291cm" fo:padding-right="0.291cm"/>
    </style:style>
    <style:style style:name="gr43" style:family="graphic" style:parent-style-name="standard">
      <style:graphic-properties draw:stroke="solid" svg:stroke-width="0.035cm" svg:stroke-color="#000000" draw:marker-start-width="0.094cm" draw:marker-end-width="0.094cm" svg:stroke-opacity="100%" draw:stroke-linejoin="round" svg:stroke-linecap="round" draw:fill="none" fo:padding-top="0.143cm" fo:padding-bottom="0.143cm" fo:padding-left="0.268cm" fo:padding-right="0.268cm"/>
    </style:style>
    <style:style style:name="gr44" style:family="graphic" style:parent-style-name="objectwithoutfill">
      <style:graphic-properties draw:stroke="solid" draw:stroke-dash="Long_20_Dash" svg:stroke-width="0.035cm" svg:stroke-color="#ff0000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draw:fill="none" draw:textarea-vertical-align="middle" draw:auto-grow-width="true" fo:min-height="0.467cm" fo:min-width="1.788cm" fo:padding-top="0.141cm" fo:padding-bottom="0.141cm" fo:padding-left="0.141cm" fo:padding-right="0.141cm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textarea-vertical-align="middle" draw:auto-grow-width="true" fo:min-height="0.285cm" fo:min-width="0.514cm" fo:padding-top="0.141cm" fo:padding-bottom="0.141cm" fo:padding-left="0.141cm" fo:padding-right="0.141cm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textarea-vertical-align="middle" draw:auto-grow-width="true" fo:min-height="0.285cm" fo:min-width="0.51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textarea-vertical-align="middle" draw:auto-grow-width="true" fo:min-height="0.285cm" fo:min-width="0.514cm" fo:padding-top="0.141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draw:auto-grow-width="true" fo:min-height="0.341cm" fo:min-width="0.37cm" fo:padding-top="0.141cm" fo:padding-bottom="0.141cm" fo:padding-left="0.141cm" fo:padding-right="0.141cm"/>
      <style:paragraph-properties style:writing-mode="lr-tb"/>
    </style:style>
    <style:style style:name="gr50" style:family="graphic" style:parent-style-name="standard">
      <style:graphic-properties draw:stroke="none" svg:stroke-color="#00a933" draw:fill="solid" draw:fill-color="#7f7f7f" draw:shadow="hidden"/>
    </style:style>
    <style:style style:name="gr51" style:family="graphic" style:parent-style-name="standard">
      <style:graphic-properties draw:stroke="solid" svg:stroke-width="0.044cm" svg:stroke-color="#00a933" svg:stroke-opacity="100%" draw:stroke-linejoin="round" svg:stroke-linecap="round" draw:fill="none" fo:padding-top="0.147cm" fo:padding-bottom="0.147cm" fo:padding-left="0.272cm" fo:padding-right="0.272cm"/>
    </style:style>
    <style:style style:name="gr5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53" style:family="graphic" style:parent-style-name="standard">
      <style:graphic-properties draw:stroke="none" draw:fill="solid" draw:fill-color="#a5a5a5" draw:shadow="hidden"/>
    </style:style>
    <style:style style:name="gr54" style:family="graphic" style:parent-style-name="standard">
      <style:graphic-properties draw:stroke="none" draw:fill="solid" draw:fill-color="#ffffff" draw:shadow="hidden"/>
    </style:style>
    <style:style style:name="gr55" style:family="graphic" style:parent-style-name="standard">
      <style:graphic-properties draw:stroke="dash" draw:stroke-dash="Dashed_20__28_var_29_" svg:stroke-width="0.02cm" svg:stroke-color="#2a6099" draw:marker-start-width="0.24cm" draw:marker-end-width="0.24cm" draw:fill="none" draw:fill-color="#ffffff" draw:opacity="50%" draw:textarea-horizontal-align="justify" draw:textarea-vertical-align="middle" draw:auto-grow-height="false" fo:min-height="0.33cm" fo:min-width="0.19cm" fo:padding-top="0.135cm" fo:padding-bottom="0.135cm" fo:padding-left="0.26cm" fo:padding-right="0.26cm" draw:shadow-opacity="50%"/>
    </style:style>
    <style:style style:name="gr56" style:family="graphic" style:parent-style-name="objectwithoutfill">
      <style:graphic-properties draw:stroke="solid" draw:stroke-dash="Dashed_20__28_var_29_" svg:stroke-width="0.02cm" svg:stroke-color="#2a6099" draw:marker-start-width="0.24cm" draw:marker-end-width="0.24cm" draw:fill="none" draw:fill-color="#ffffff" draw:opacity="50%" draw:textarea-vertical-align="middle" draw:auto-grow-height="false" fo:min-height="3.08cm" fo:min-width="2.82cm" fo:padding-top="0.135cm" fo:padding-bottom="0.135cm" fo:padding-left="0.26cm" fo:padding-right="0.26cm" draw:shadow-opacity="50%"/>
    </style:style>
    <style:style style:name="gr57" style:family="graphic" style:parent-style-name="standard">
      <style:graphic-properties draw:stroke="none" svg:stroke-width="0.01cm" svg:stroke-color="#1c1c1c" draw:marker-start-width="0.22cm" draw:marker-end-width="0.22cm" draw:fill="none" draw:textarea-horizontal-align="justify" draw:textarea-vertical-align="middle" draw:auto-grow-height="false" fo:min-height="0cm" fo:min-width="0cm" fo:padding-top="0.13cm" fo:padding-bottom="0.13cm" fo:padding-left="0.255cm" fo:padding-right="0.255cm"/>
      <style:paragraph-properties style:writing-mode="lr-tb"/>
    </style:style>
    <style:style style:name="gr58" style:family="graphic" style:parent-style-name="objectwithoutfill">
      <style:graphic-properties draw:stroke="solid" draw:stroke-dash="Long_20_Dash" svg:stroke-width="0.035cm" svg:stroke-color="#ff0000" draw:marker-start="Dimension_20_Lines" draw:marker-start-width="0.25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59" style:family="graphic" style:parent-style-name="standard" style:list-style-name="L1">
      <style:graphic-properties draw:stroke="none" draw:fill="none" draw:textarea-vertical-align="middle" draw:auto-grow-width="true" fo:min-height="0.309cm" fo:min-width="0.849cm" fo:padding-top="0.141cm" fo:padding-bottom="0.141cm" fo:padding-left="0.141cm" fo:padding-right="0.141cm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textarea-vertical-align="middle" draw:auto-grow-width="true" fo:min-height="0.31cm" fo:min-width="0.699cm" fo:padding-top="0.141cm" fo:padding-bottom="0.141cm" fo:padding-left="0.141cm" fo:padding-right="0.141cm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textarea-vertical-align="middle" draw:auto-grow-width="true" fo:min-height="0.309cm" fo:min-width="0.698cm" fo:padding-top="0.141cm" fo:padding-bottom="0.141cm" fo:padding-left="0.141cm" fo:padding-right="0.141cm"/>
      <style:paragraph-properties style:writing-mode="lr-tb"/>
    </style:style>
    <style:style style:name="gr62" style:family="graphic" style:parent-style-name="objectwithoutfill">
      <style:graphic-properties draw:stroke-dash="Dashed_20__28_var_29__20_4" svg:stroke-width="0.011cm" svg:stroke-color="#ff0000" draw:marker-start="Dimension_20_Lines" draw:marker-start-width="0.1cm" draw:marker-end="" draw:marker-end-width="0.216cm" draw:fill="solid" draw:textarea-vertical-align="middle" fo:padding-top="0.13cm" fo:padding-bottom="0.13cm" fo:padding-left="0.255cm" fo:padding-right="0.255cm"/>
    </style:style>
    <style:style style:name="P1" style:family="paragraph">
      <loext:graphic-properties draw:fill="solid"/>
      <style:paragraph-properties fo:text-align="center"/>
      <style:text-properties style:font-name="Latin Modern Math" fo:font-size="8pt"/>
    </style:style>
    <style:style style:name="P2" style:family="paragraph">
      <loext:graphic-properties draw:fill="solid" draw:fill-color="#dddddd" draw:opacity="100%"/>
      <style:paragraph-properties style:writing-mode="lr-tb"/>
      <style:text-properties style:font-name="Latin Modern Math" fo:font-size="8pt" style:font-size-asian="10.5pt" style:font-size-complex="10.5pt"/>
    </style:style>
    <style:style style:name="P3" style:family="paragraph">
      <loext:graphic-properties draw:fill="none"/>
      <style:paragraph-properties style:writing-mode="lr-tb"/>
      <style:text-properties style:font-name="Latin Modern Math" fo:font-size="8pt" style:font-size-asian="10.5pt" style:font-size-complex="10.5pt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Latin Modern Math" fo:font-size="8pt" style:font-size-asian="11pt" style:font-size-complex="11pt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Latin Modern Math" fo:font-size="8pt" style:font-size-asian="10.5pt" style:font-size-complex="10.5pt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Latin Modern Math" fo:font-size="8pt" fo:font-style="italic" style:font-size-asian="10.5pt" style:font-style-asian="italic" style:font-size-complex="10.5pt" style:font-style-complex="italic"/>
    </style:style>
    <style:style style:name="P8" style:family="paragraph">
      <loext:graphic-properties draw:fill="solid" draw:fill-color="#000000" draw:opacity="50%"/>
      <style:text-properties style:font-name="Latin Modern Math" fo:font-size="8pt"/>
    </style:style>
    <style:style style:name="P9" style:family="paragraph">
      <loext:graphic-properties draw:fill="none" draw:opacity="50%"/>
      <style:text-properties style:font-name="Latin Modern Math" fo:font-size="8pt"/>
    </style:style>
    <style:style style:name="P10" style:family="paragraph">
      <style:paragraph-properties fo:margin-left="0cm" fo:margin-right="0cm" fo:line-height="120%" fo:text-align="center" fo:text-indent="0cm"/>
    </style:style>
    <style:style style:name="P11" style:family="paragraph">
      <loext:graphic-properties draw:fill="solid" draw:fill-color="#000000"/>
      <style:text-properties style:font-name="Latin Modern Math" fo:font-size="8pt"/>
    </style:style>
    <style:style style:name="P12" style:family="paragraph">
      <loext:graphic-properties draw:fill="none"/>
      <style:text-properties style:font-name="Latin Modern Math" fo:font-size="8pt"/>
    </style:style>
    <style:style style:name="P13" style:family="paragraph">
      <loext:graphic-properties draw:fill="none"/>
      <style:paragraph-properties style:writing-mode="lr-tb"/>
      <style:text-properties style:font-name="Latin Modern Math" fo:font-size="8pt"/>
    </style:style>
    <style:style style:name="P14" style:family="paragraph">
      <loext:graphic-properties draw:fill="solid" draw:fill-color="#dddddd"/>
      <style:text-properties style:font-name="Latin Modern Math" fo:font-size="8pt" style:font-size-asian="10.5pt" style:font-size-complex="10.5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style:font-name="Latin Modern Math" fo:font-size="8pt"/>
    </style:style>
    <style:style style:name="P16" style:family="paragraph">
      <loext:graphic-properties draw:fill="solid" draw:fill-color="#ff0000"/>
      <style:text-properties style:font-name="Latin Modern Math" fo:font-size="8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Math" fo:font-size="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Latin Modern Math" fo:font-size="8pt" style:letter-kerning="true" style:font-name-asian="Noto Sans CJK SC" style:font-size-asian="18pt" style:font-name-complex="Lohit Devanagari" style:font-size-complex="18pt"/>
    </style:style>
    <style:style style:name="P20" style:family="paragraph">
      <loext:graphic-properties draw:fill="solid" draw:fill-color="#ffffff"/>
      <style:text-properties style:font-name="Latin Modern Math" fo:font-size="8pt"/>
    </style:style>
    <style:style style:name="P21" style:family="paragraph">
      <loext:graphic-properties draw:fill="solid" draw:fill-color="#ffffff" draw:opacity="0%"/>
      <style:text-properties style:font-name="Latin Modern Math" fo:font-size="8pt"/>
    </style:style>
    <style:style style:name="P22" style:family="paragraph">
      <loext:graphic-properties draw:fill="solid" draw:fill-color="#7f7f7f"/>
      <style:text-properties style:font-name="Latin Modern Math" fo:font-size="8pt"/>
    </style:style>
    <style:style style:name="P23" style:family="paragraph">
      <loext:graphic-properties draw:fill="solid" draw:fill-color="#000000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a5a5a5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none" draw:fill-color="#ffffff" draw:opacity="50%"/>
      <style:paragraph-properties fo:text-align="center"/>
    </style:style>
    <style:style style:name="P28" style:family="paragraph">
      <style:paragraph-properties fo:text-align="center" style:writing-mode="lr-tb"/>
      <style:text-properties style:font-name="Latin Modern Math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9" style:family="paragraph">
      <loext:graphic-properties draw:fill="none"/>
      <style:paragraph-properties fo:text-align="center" style:writing-mode="lr-tb"/>
      <style:text-properties style:font-name="Latin Modern Math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atin Modern Math" fo:font-size="8pt" fo:font-style="normal" fo:text-shadow="none" style:text-underline-style="none" fo:font-weight="normal" style:letter-kerning="true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sub 58%" style:font-name="Latin Modern Math" fo:font-size="8pt" fo:font-style="normal" fo:text-shadow="none" style:text-underline-style="none" fo:font-weight="normal" style:letter-kerning="true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atin Modern Math" fo:font-size="8pt" style:font-name-asian="Latin Modern Math2" style:font-size-asian="11pt" style:font-name-complex="Latin Modern Math2" style:font-size-complex="11pt"/>
    </style:style>
    <style:style style:name="T4" style:family="text">
      <style:text-properties fo:color="#000000" style:text-position="sub 58%" style:font-name="Latin Modern Math" fo:font-size="8pt" style:font-name-asian="Latin Modern Math2" style:font-size-asian="16pt" style:font-name-complex="Latin Modern Math2" style:font-size-complex="16pt"/>
    </style:style>
    <style:style style:name="T5" style:family="text">
      <style:text-properties fo:color="#000000" style:text-position="0% 100%" style:font-name="Latin Modern Math" fo:font-size="8pt" style:font-name-asian="Latin Modern Math2" style:font-size-asian="16pt" style:font-name-complex="Latin Modern Math2" style:font-size-complex="1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-33% 58%" style:font-name="Latin Modern Math" fo:font-size="8pt" fo:font-style="normal" fo:text-shadow="none" style:text-underline-style="none" fo:font-weight="normal" style:letter-kerning="true" style:font-name-asian="Latin Modern Math2" style:font-size-asian="16pt" style:font-style-asian="normal" style:font-weight-asian="normal" style:font-name-complex="Latin Modern Math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position="-33% 58%" style:font-name="Latin Modern Math" fo:font-size="8pt" style:font-name-asian="Latin Modern Math2" style:font-size-asian="16pt" style:font-name-complex="Latin Modern Math2" style:font-size-complex="1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atin Modern Math" fo:font-size="8pt" fo:font-style="normal" fo:text-shadow="none" style:text-underline-style="none" fo:font-weight="normal" style:letter-kerning="true" style:font-name-asian="Latin Modern Math2" style:font-size-asian="11pt" style:font-style-asian="normal" style:font-weight-asian="normal" style:font-name-complex="Latin Modern Math2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-33% 58%" style:font-name="Latin Modern Math" fo:font-size="8pt" fo:font-style="normal" fo:text-shadow="none" style:text-underline-style="none" fo:font-weight="normal" style:letter-kerning="true" style:font-name-asian="Latin Modern Math2" style:font-size-asian="11pt" style:font-style-asian="normal" style:font-weight-asian="normal" style:font-name-complex="Latin Modern Math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position="-33% 58%" style:font-name="Latin Modern Math" fo:font-size="8pt" style:font-name-asian="Latin Modern Math2" style:font-size-asian="11pt" style:font-name-complex="Latin Modern Math2" style:font-size-complex="11pt"/>
    </style:style>
    <style:style style:name="T11" style:family="text">
      <style:text-properties fo:color="#000000" style:text-position="0% 100%" style:font-name="Latin Modern Math" fo:font-size="8pt" style:font-name-asian="Latin Modern Math2" style:font-size-asian="11pt" style:font-name-complex="Latin Modern Math2" style:font-size-complex="11pt"/>
    </style:style>
    <style:style style:name="T12" style:family="text">
      <style:text-properties fo:color="#000000" style:font-name="Latin Modern Math" fo:font-size="8pt" style:font-name-asian="Latin Modern Math2" style:font-size-asian="16pt" style:font-name-complex="Latin Modern Math2" style:font-size-complex="16pt"/>
    </style:style>
    <style:style style:name="T13" style:family="text">
      <style:text-properties fo:color="#000000" style:font-name="Latin Modern Math" fo:font-size="8pt" fo:font-style="italic" style:font-name-asian="Latin Modern Math2" style:font-size-asian="16pt" style:font-style-asian="italic" style:font-name-complex="Latin Modern Math2" style:font-size-complex="16pt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atin Modern Math" fo:font-size="8pt" fo:font-style="italic" fo:text-shadow="none" style:text-underline-style="none" fo:font-weight="normal" style:letter-kerning="true" style:font-name-asian="Latin Modern Math2" style:font-size-asian="16pt" style:font-style-asian="italic" style:font-weight-asian="normal" style:font-name-complex="Latin Modern Math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3% 58%" style:font-name="Latin Modern Math" fo:font-size="8pt" fo:font-style="italic" fo:text-shadow="none" style:text-underline-style="none" fo:font-weight="normal" style:letter-kerning="true" style:font-name-asian="Latin Modern Math2" style:font-size-asian="16pt" style:font-style-asian="italic" style:font-weight-asian="normal" style:font-name-complex="Latin Modern Math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position="0% 100%" style:font-name="Latin Modern Math" fo:font-size="8pt" style:font-name-asian="Latin Modern Math2" style:font-size-asian="12pt" style:font-name-complex="Latin Modern Math2" style:font-size-complex="12pt"/>
    </style:style>
    <style:style style:name="T17" style:family="text">
      <style:text-properties fo:color="#000000" style:font-name="Latin Modern Math" fo:font-size="8pt" style:font-name-asian="Latin Modern Math2" style:font-size-asian="12pt" style:font-name-complex="Latin Modern Math2" style:font-size-complex="12pt"/>
    </style:style>
    <style:style style:name="T18" style:family="text">
      <style:text-properties style:font-name="Latin Modern Math" fo:font-size="8pt" style:letter-kerning="true" style:font-name-asian="Noto Sans CJK SC" style:font-size-asian="18pt" style:font-name-complex="Lohit Devanagari" style:font-size-complex="18pt"/>
    </style:style>
    <style:style style:name="T19" style:family="text">
      <style:text-properties fo:color="#000000" style:font-name="Latin Modern Math" fo:font-size="8pt" style:font-name-asian="Latin Modern Math2" style:font-size-asian="10pt" style:font-name-complex="Latin Modern Math2" style:font-size-complex="10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atin Modern Math" fo:font-size="8pt" fo:text-shadow="none" style:text-underline-style="none" fo:font-weight="normal" style:letter-kerning="true" style:font-name-asian="Latin Modern Math2" style:font-size-asian="16pt" style:font-weight-asian="normal" style:font-name-complex="Latin Modern Math2" style:font-size-complex="16pt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atin Modern Math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3.184cm" svg:y1="1.616cm" svg:x2="6.054cm" svg:y2="1.617cm">
          <text:p/>
        </draw:line>
        <draw:polygon draw:style-name="gr2" draw:text-style-name="P2" draw:layer="layout" svg:width="7.611cm" svg:height="2.286cm" svg:x="0.385cm" svg:y="4.513cm" svg:viewBox="0 0 7612 2287" draw:points="0,2287 7612,2287 7612,0 0,0">
          <text:p/>
        </draw:polygon>
        <draw:line draw:style-name="gr3" draw:text-style-name="P3" draw:layer="layout" svg:x1="0.2cm" svg:y1="4.517cm" svg:x2="8.228cm" svg:y2="4.513cm">
          <text:p/>
        </draw:line>
        <draw:line draw:style-name="gr4" draw:text-style-name="P3" draw:layer="layout" svg:x1="0.389cm" svg:y1="0.4cm" svg:x2="0.389cm" svg:y2="6.9cm">
          <text:p/>
        </draw:line>
        <draw:frame draw:style-name="gr5" draw:text-style-name="P5" draw:layer="layout" svg:width="1.266cm" svg:height="0.962cm" svg:x="1.941cm" svg:y="0.6cm">
          <draw:text-box>
            <text:p text:style-name="P4"><text:span text:style-name="T1">(𝑥</text:span><text:span text:style-name="T2">𝑖</text:span><text:span text:style-name="T1">,</text:span><text:span text:style-name="T3">ℎ</text:span><text:span text:style-name="T4">𝑖</text:span><text:span text:style-name="T5">)</text:span></text:p>
          </draw:text-box>
        </draw:frame>
        <draw:frame draw:style-name="gr6" draw:text-style-name="P5" draw:layer="layout" svg:width="1.3cm" svg:height="0.905cm" svg:x="6.156cm" svg:y="2.828cm">
          <draw:text-box>
            <text:p text:style-name="P4"><text:span text:style-name="T1">(𝑥</text:span><text:span text:style-name="T6">𝑗</text:span><text:span text:style-name="T1">,</text:span><text:span text:style-name="T3">ℎ</text:span><text:span text:style-name="T4">𝑗</text:span><text:span text:style-name="T5">)</text:span></text:p>
          </draw:text-box>
        </draw:frame>
        <draw:frame draw:style-name="gr7" draw:text-style-name="P6" draw:layer="layout" svg:width="1.464cm" svg:height="0.865cm" svg:x="5.357cm" svg:y="5.725cm">
          <draw:text-box>
            <text:p text:style-name="P4"><text:span text:style-name="T1">(𝑥</text:span><text:span text:style-name="T6">𝑗</text:span><text:span text:style-name="T1">,-</text:span><text:span text:style-name="T3">ℎ</text:span><text:span text:style-name="T7">𝑗</text:span><text:span text:style-name="T5">)</text:span></text:p>
          </draw:text-box>
        </draw:frame>
        <draw:frame draw:style-name="gr8" draw:text-style-name="P5" draw:layer="layout" svg:width="1.43cm" svg:height="0.865cm" svg:x="1.519cm" svg:y="6.017cm">
          <draw:text-box>
            <text:p text:style-name="P4"><text:span text:style-name="T8">(𝑥</text:span><text:span text:style-name="T9">𝑖</text:span><text:span text:style-name="T8">,-</text:span><text:span text:style-name="T3">ℎ</text:span><text:span text:style-name="T10">𝑖</text:span><text:span text:style-name="T11">)</text:span></text:p>
          </draw:text-box>
        </draw:frame>
        <draw:frame draw:style-name="gr9" draw:text-style-name="P6" draw:layer="layout" svg:width="0.839cm" svg:height="0.749cm" svg:x="7.105cm" svg:y="3.751cm">
          <draw:text-box>
            <text:p text:style-name="P4"><text:span text:style-name="T12">Air</text:span></text:p>
          </draw:text-box>
        </draw:frame>
        <draw:frame draw:style-name="gr10" draw:text-style-name="P6" draw:layer="layout" svg:width="0.915cm" svg:height="0.749cm" svg:x="7.105cm" svg:y="4.651cm">
          <draw:text-box>
            <text:p text:style-name="P4"><text:span text:style-name="T12">Soil</text:span></text:p>
          </draw:text-box>
        </draw:frame>
        <draw:frame draw:style-name="gr11" draw:text-style-name="P6" draw:layer="layout" svg:width="0.71cm" svg:height="0.905cm" svg:x="4.3cm" svg:y="0.742cm">
          <draw:text-box>
            <text:p text:style-name="P4"><text:span text:style-name="T1">𝑥</text:span><text:span text:style-name="T2">𝑖</text:span><text:span text:style-name="T4">𝑗</text:span></text:p>
          </draw:text-box>
        </draw:frame>
        <draw:frame draw:style-name="gr12" draw:text-style-name="P6" draw:layer="layout" svg:width="0.813cm" svg:height="0.905cm" svg:x="4.4cm" svg:y="2.895cm">
          <draw:text-box>
            <text:p text:style-name="P4"><text:span text:style-name="T13">D</text:span><text:span text:style-name="T4">𝑖,𝑗</text:span></text:p>
          </draw:text-box>
        </draw:frame>
        <draw:frame draw:style-name="gr13" draw:text-style-name="P5" draw:layer="layout" svg:width="2.477cm" svg:height="0.749cm" svg:x="3.423cm" svg:y="0cm">
          <draw:text-box>
            <text:p text:style-name="P4"><text:span text:style-name="T3">Conductor 𝑖 </text:span></text:p>
          </draw:text-box>
        </draw:frame>
        <draw:frame draw:style-name="gr14" draw:text-style-name="P6" draw:layer="layout" svg:width="2.634cm" svg:height="0.749cm" svg:x="6.1cm" svg:y="1.651cm">
          <draw:text-box>
            <text:p text:style-name="P4"><text:span text:style-name="T12">Conductor 𝑗 <text:s/></text:span></text:p>
          </draw:text-box>
        </draw:frame>
        <draw:frame draw:style-name="gr15" draw:text-style-name="P7" draw:layer="layout" svg:width="1.265cm" svg:height="0.749cm" svg:x="6.864cm" svg:y="5.351cm">
          <draw:text-box>
            <text:p text:style-name="P4"><text:span text:style-name="T14">ε</text:span><text:span text:style-name="T15">g</text:span><text:span text:style-name="T1">,</text:span><text:span text:style-name="T14">σ</text:span><text:span text:style-name="T15">g</text:span><text:span text:style-name="T1">,</text:span><text:span text:style-name="T14">μ</text:span><text:span text:style-name="T15">g</text:span><text:span text:style-name="T13"> </text:span></text:p>
          </draw:text-box>
        </draw:frame>
        <draw:line draw:style-name="gr16" draw:text-style-name="P1" draw:layer="layout" svg:x1="3.2cm" svg:y1="1.603cm" svg:x2="3.2cm" svg:y2="6.462cm">
          <text:p/>
        </draw:line>
        <draw:g>
          <draw:path draw:style-name="gr17" draw:text-style-name="P8" draw:layer="layout" svg:width="0.131cm" svg:height="0.129cm" svg:x="3.134cm" svg:y="6.38cm" svg:viewBox="0 0 132 130" svg:d="M0 65c0-11 3-22 9-32s14-18 24-24 21-9 33-9 23 3 33 9 18 14 24 24 9 21 9 32c0 12-3 23-9 33s-14 18-24 24c-10 5-21 8-33 8s-23-3-33-8c-10-6-18-14-24-24s-9-21-9-33z">
            <text:p/>
          </draw:path>
          <draw:path draw:style-name="gr18" draw:text-style-name="P9" draw:layer="layout" svg:width="0.131cm" svg:height="0.129cm" svg:x="3.134cm" svg:y="6.38cm" svg:viewBox="0 0 132 130" svg:d="M0 65c0-11 3-22 9-32s14-18 24-24 21-9 33-9 23 3 33 9 18 14 24 24 9 21 9 32c0 12-3 23-9 33s-14 18-24 24c-10 5-21 8-33 8s-23-3-33-8c-10-6-18-14-24-24s-9-21-9-33z">
            <text:p/>
          </draw:path>
        </draw:g>
        <draw:line draw:style-name="gr19" draw:text-style-name="P3" draw:layer="layout" svg:x1="3.7cm" svg:y1="0.7cm" svg:x2="3.3cm" svg:y2="1.4cm">
          <text:p/>
        </draw:line>
        <draw:frame draw:style-name="gr20" draw:text-style-name="P5" draw:layer="layout" svg:width="2.371cm" svg:height="1.215cm" svg:x="3.11cm" svg:y="5.675cm">
          <draw:text-box>
            <text:p text:style-name="P4"><text:span text:style-name="T8">Conductor </text:span><text:span text:style-name="T3">𝑗</text:span></text:p>
            <text:p text:style-name="P10"><text:span text:style-name="T3">image </text:span></text:p>
          </draw:text-box>
        </draw:frame>
        <draw:line draw:style-name="gr16" draw:text-style-name="P1" draw:layer="layout" svg:x1="6.035cm" svg:y1="3.252cm" svg:x2="6.035cm" svg:y2="5.753cm">
          <text:p/>
        </draw:line>
        <draw:line draw:style-name="gr21" draw:text-style-name="P1" draw:layer="layout" svg:x1="6.036cm" svg:y1="2.8cm" svg:x2="6.036cm" svg:y2="1.5cm">
          <text:p/>
        </draw:line>
        <draw:line draw:style-name="gr19" draw:text-style-name="P3" draw:layer="layout" svg:x1="6.5cm" svg:y1="2.4cm" svg:x2="6.1cm" svg:y2="3.1cm">
          <text:p/>
        </draw:line>
        <draw:line draw:style-name="gr1" draw:text-style-name="P1" draw:layer="layout" svg:x1="3.2cm" svg:y1="1.6cm" svg:x2="6.054cm" svg:y2="3.275cm">
          <text:p/>
        </draw:line>
        <draw:g>
          <draw:path draw:style-name="gr22" draw:text-style-name="P11" draw:layer="layout" svg:width="0.131cm" svg:height="0.129cm" svg:x="5.968cm" svg:y="3.2cm" svg:viewBox="0 0 132 130" svg:d="M0 65c0-11 3-22 9-32s14-18 24-24 21-9 33-9 23 3 33 9 18 14 24 24 9 21 9 32c0 12-3 23-9 33s-14 18-24 24c-10 5-21 8-33 8s-23-3-33-8c-10-6-18-14-24-24s-9-21-9-33z">
            <text:p/>
          </draw:path>
          <draw:path draw:style-name="gr23" draw:text-style-name="P12" draw:layer="layout" svg:width="0.131cm" svg:height="0.129cm" svg:x="5.968cm" svg:y="3.2cm" svg:viewBox="0 0 132 130" svg:d="M0 65c0-11 3-22 9-32s14-18 24-24 21-9 33-9 23 3 33 9 18 14 24 24 9 21 9 32c0 12-3 23-9 33s-14 18-24 24c-10 5-21 8-33 8s-23-3-33-8c-10-6-18-14-24-24s-9-21-9-33z">
            <text:p/>
          </draw:path>
        </draw:g>
        <draw:line draw:style-name="gr1" draw:text-style-name="P1" draw:layer="layout" svg:x1="3.2cm" svg:y1="1.601cm" svg:x2="6.046cm" svg:y2="5.746cm">
          <text:p/>
        </draw:line>
        <draw:g>
          <draw:path draw:style-name="gr17" draw:text-style-name="P8" draw:layer="layout" svg:width="0.131cm" svg:height="0.129cm" svg:x="5.968cm" svg:y="5.67cm" svg:viewBox="0 0 132 130" svg:d="M0 65c0-11 3-22 9-32s14-18 24-24 21-9 33-9 23 3 33 9 18 14 24 24 9 21 9 32c0 12-3 23-9 33s-14 18-24 24c-10 5-21 8-33 8s-23-3-33-8c-10-6-18-14-24-24s-9-21-9-33z">
            <text:p/>
          </draw:path>
          <draw:path draw:style-name="gr18" draw:text-style-name="P9" draw:layer="layout" svg:width="0.131cm" svg:height="0.129cm" svg:x="5.968cm" svg:y="5.67cm" svg:viewBox="0 0 132 130" svg:d="M0 65c0-11 3-22 9-32s14-18 24-24 21-9 33-9 23 3 33 9 18 14 24 24 9 21 9 32c0 12-3 23-9 33s-14 18-24 24c-10 5-21 8-33 8s-23-3-33-8c-10-6-18-14-24-24s-9-21-9-33z">
            <text:p/>
          </draw:path>
        </draw:g>
        <draw:frame draw:style-name="gr24" draw:text-style-name="P5" draw:layer="layout" svg:width="2.345cm" svg:height="1.215cm" svg:x="0.245cm" svg:y="4.94cm">
          <draw:text-box>
            <text:p text:style-name="P4"><text:span text:style-name="T8">Conductor 𝑖 </text:span></text:p>
            <text:p text:style-name="P10"><text:span text:style-name="T3">image </text:span></text:p>
          </draw:text-box>
        </draw:frame>
        <draw:line draw:style-name="gr19" draw:text-style-name="P3" draw:layer="layout" svg:x1="2.18cm" svg:y1="5.54cm" svg:x2="3cm" svg:y2="6.3cm">
          <text:p/>
        </draw:line>
        <draw:g>
          <draw:path draw:style-name="gr22" draw:text-style-name="P11" draw:layer="layout" svg:width="0.131cm" svg:height="0.129cm" svg:x="3.134cm" svg:y="1.548cm" svg:viewBox="0 0 132 130" svg:d="M0 65c0-11 3-22 9-32s14-18 24-24 21-9 33-9 23 3 33 9 18 14 24 24 9 21 9 32c0 12-3 23-9 33s-14 18-24 24c-10 5-21 8-33 8s-23-3-33-8c-10-6-18-14-24-24s-9-21-9-33z">
            <text:p/>
          </draw:path>
          <draw:path draw:style-name="gr23" draw:text-style-name="P12" draw:layer="layout" svg:width="0.131cm" svg:height="0.129cm" svg:x="3.134cm" svg:y="1.548cm" svg:viewBox="0 0 132 130" svg:d="M0 65c0-11 3-22 9-32s14-18 24-24 21-9 33-9 23 3 33 9 18 14 24 24 9 21 9 32c0 12-3 23-9 33s-14 18-24 24c-10 5-21 8-33 8s-23-3-33-8c-10-6-18-14-24-24s-9-21-9-33z">
            <text:p/>
          </draw:path>
        </draw:g>
        <draw:frame draw:style-name="gr25" draw:text-style-name="P6" draw:layer="layout" svg:width="0.737cm" svg:height="0.901cm" svg:x="4.538cm" svg:y="1.797cm">
          <draw:text-box>
            <text:p text:style-name="P4"><text:span text:style-name="T16">𝑑</text:span><text:span text:style-name="T7">𝑖</text:span><text:span text:style-name="T7">,𝑗</text:span></text:p>
          </draw:text-box>
        </draw:frame>
        <draw:frame draw:style-name="gr26" draw:text-style-name="P13" draw:layer="layout" svg:width="0.684cm" svg:height="0.57cm" svg:x="8.17cm" svg:y="4.23cm">
          <draw:text-box>
            <text:p><text:span text:style-name="T12">𝑥</text:span></text:p>
          </draw:text-box>
        </draw:frame>
        <draw:frame draw:style-name="gr26" draw:text-style-name="P13" draw:layer="layout" svg:width="0.659cm" svg:height="0.57cm" svg:x="0.06cm" svg:y="-0.1cm">
          <draw:text-box>
            <text:p><text:span text:style-name="T12">𝑦</text:span></text:p>
          </draw:text-box>
        </draw:frame>
        <draw:line draw:style-name="gr19" draw:text-style-name="P3" draw:layer="layout" svg:x1="5.16cm" svg:y1="6.02cm" svg:x2="5.83cm" svg:y2="5.8cm">
          <text:p/>
        </draw:line>
      </draw:page>
      <draw:page draw:name="page2" draw:style-name="dp1" draw:master-page-name="PM0">
        <draw:g>
          <draw:polygon draw:style-name="gr27" draw:text-style-name="P14" draw:layer="layout" svg:width="7.876cm" svg:height="1.036cm" svg:x="0.173cm" svg:y="5.786cm" svg:viewBox="0 0 7877 1037" draw:points="0,1037 7877,1037 7877,0 0,0">
            <text:p/>
          </draw:polygon>
          <draw:polygon draw:style-name="gr28" draw:text-style-name="P14" draw:layer="layout" svg:width="7.876cm" svg:height="1.036cm" svg:x="0.173cm" svg:y="5.786cm" svg:viewBox="0 0 7877 1037" draw:points="0,1037 7877,1037 7877,0 0,0">
            <text:p/>
          </draw:polygon>
        </draw:g>
        <draw:frame draw:style-name="gr29" draw:text-style-name="P15" draw:layer="layout" svg:width="0.686cm" svg:height="0.623cm" svg:x="7.314cm" svg:y="5.1cm">
          <draw:text-box>
            <text:p text:style-name="P4"><text:span text:style-name="T17">Air</text:span></text:p>
          </draw:text-box>
        </draw:frame>
        <draw:frame draw:style-name="gr30" draw:text-style-name="P15" draw:layer="layout" svg:width="0.745cm" svg:height="0.623cm" svg:x="7.255cm" svg:y="5.9cm">
          <draw:text-box>
            <text:p text:style-name="P4"><text:span text:style-name="T17">Soil</text:span></text:p>
          </draw:text-box>
        </draw:frame>
        <draw:polygon draw:style-name="gr31" draw:text-style-name="P12" draw:layer="layout" svg:width="2.306cm" svg:height="0.242cm" svg:x="2.04cm" svg:y="1.893cm" svg:viewBox="0 0 2307 243" draw:points="1891,0 1724,37 590,37 416,0 0,243 2307,243">
          <text:p/>
        </draw:polygon>
        <draw:polyline draw:style-name="gr31" draw:text-style-name="P12" draw:layer="layout" svg:width="0.174cm" svg:height="0.321cm" svg:x="2.455cm" svg:y="1.609cm" svg:viewBox="0 0 175 322" draw:points="0,284 0,0 175,322">
          <text:p/>
        </draw:polyline>
        <draw:polyline draw:style-name="gr31" draw:text-style-name="P12" draw:layer="layout" svg:width="0.167cm" svg:height="0.321cm" svg:x="3.763cm" svg:y="1.609cm" svg:viewBox="0 0 168 322" draw:points="0,322 168,0 168,284">
          <text:p/>
        </draw:polyline>
        <draw:line draw:style-name="gr31" draw:text-style-name="P12" draw:layer="layout" svg:x1="2.455cm" svg:y1="1.893cm" svg:x2="2.455cm" svg:y2="2.134cm">
          <text:p/>
        </draw:line>
        <draw:line draw:style-name="gr31" draw:text-style-name="P12" draw:layer="layout" svg:x1="3.93cm" svg:y1="1.893cm" svg:x2="3.93cm" svg:y2="2.134cm">
          <text:p/>
        </draw:line>
        <draw:line draw:style-name="gr31" draw:text-style-name="P12" draw:layer="layout" svg:x1="2.629cm" svg:y1="1.931cm" svg:x2="2.629cm" svg:y2="2.134cm">
          <text:p/>
        </draw:line>
        <draw:line draw:style-name="gr31" draw:text-style-name="P12" draw:layer="layout" svg:x1="3.763cm" svg:y1="1.931cm" svg:x2="3.763cm" svg:y2="2.134cm">
          <text:p/>
        </draw:line>
        <draw:line draw:style-name="gr31" draw:text-style-name="P12" draw:layer="layout" svg:x1="2.455cm" svg:y1="2.136cm" svg:x2="2.63cm" svg:y2="1.931cm">
          <text:p/>
        </draw:line>
        <draw:line draw:style-name="gr31" draw:text-style-name="P12" draw:layer="layout" svg:x1="3.931cm" svg:y1="2.136cm" svg:x2="3.763cm" svg:y2="1.931cm">
          <text:p/>
        </draw:line>
        <draw:polyline draw:style-name="gr31" draw:text-style-name="P12" draw:layer="layout" svg:width="0.589cm" svg:height="0.204cm" svg:x="3.174cm" svg:y="1.931cm" svg:viewBox="0 0 590 205" draw:points="590,205 378,0 189,205 0,0">
          <text:p/>
        </draw:polyline>
        <draw:polyline draw:style-name="gr31" draw:text-style-name="P12" draw:layer="layout" svg:width="0.544cm" svg:height="0.204cm" svg:x="2.629cm" svg:y="1.931cm" svg:viewBox="0 0 545 205" draw:points="545,0 393,205 204,0 0,205">
          <text:p/>
        </draw:polyline>
        <draw:polyline draw:style-name="gr31" draw:text-style-name="P12" draw:layer="layout" svg:width="0.175cm" svg:height="0.234cm" svg:x="2.455cm" svg:y="2.135cm" svg:viewBox="0 0 176 235" draw:points="0,0 99,232 176,235 175,0">
          <text:p/>
        </draw:polyline>
        <draw:line draw:style-name="gr31" draw:text-style-name="P12" draw:layer="layout" svg:x1="2.631cm" svg:y1="2.135cm" svg:x2="2.541cm" svg:y2="2.335cm">
          <text:p/>
        </draw:line>
        <draw:line draw:style-name="gr31" draw:text-style-name="P12" draw:layer="layout" svg:x1="2.04cm" svg:y1="2.135cm" svg:x2="2.04cm" svg:y2="2.217cm">
          <text:p/>
        </draw:line>
        <draw:line draw:style-name="gr31" draw:text-style-name="P12" draw:layer="layout" svg:x1="3.174cm" svg:y1="2.135cm" svg:x2="3.174cm" svg:y2="2.195cm">
          <text:p/>
        </draw:line>
        <draw:line draw:style-name="gr31" draw:text-style-name="P12" draw:layer="layout" svg:x1="4.345cm" svg:y1="2.135cm" svg:x2="4.345cm" svg:y2="2.195cm">
          <text:p/>
        </draw:line>
        <draw:line draw:style-name="gr31" draw:text-style-name="P12" draw:layer="layout" svg:x1="2.555cm" svg:y1="2.365cm" svg:x2="2.628cm" svg:y2="2.536cm">
          <text:p/>
        </draw:line>
        <draw:line draw:style-name="gr31" draw:text-style-name="P12" draw:layer="layout" svg:x1="2.631cm" svg:y1="2.369cm" svg:x2="2.631cm" svg:y2="2.543cm">
          <text:p/>
        </draw:line>
        <draw:polyline draw:style-name="gr31" draw:text-style-name="P12" draw:layer="layout" svg:width="0.167cm" svg:height="0.416cm" svg:x="3.763cm" svg:y="2.135cm" svg:viewBox="0 0 168 417" draw:points="0,0 0,417 168,0">
          <text:p/>
        </draw:polyline>
        <draw:polyline draw:style-name="gr31" draw:text-style-name="P12" draw:layer="layout" svg:width="0.081cm" svg:height="0.211cm" svg:x="3.763cm" svg:y="2.135cm" svg:viewBox="0 0 82 212" draw:points="0,212 82,212 0,0">
          <text:p/>
        </draw:polyline>
        <draw:line draw:style-name="gr31" draw:text-style-name="P12" draw:layer="layout" svg:x1="2.631cm" svg:y1="2.543cm" svg:x2="3.537cm" svg:y2="3.731cm">
          <text:p/>
        </draw:line>
        <draw:polyline draw:style-name="gr31" draw:text-style-name="P12" draw:layer="layout" svg:width="0.929cm" svg:height="1.193cm" svg:x="2.833cm" svg:y="2.551cm" svg:viewBox="0 0 930 1194" draw:points="930,0 0,1194 704,1179">
          <text:p/>
        </draw:polyline>
        <draw:line draw:style-name="gr31" draw:text-style-name="P12" draw:layer="layout" svg:x1="2.631cm" svg:y1="2.543cm" svg:x2="3.029cm" svg:y2="3.496cm">
          <text:p/>
        </draw:line>
        <draw:line draw:style-name="gr31" draw:text-style-name="P12" draw:layer="layout" svg:x1="3.352cm" svg:y1="3.488cm" svg:x2="3.763cm" svg:y2="2.551cm">
          <text:p/>
        </draw:line>
        <draw:line draw:style-name="gr31" draw:text-style-name="P12" draw:layer="layout" svg:x1="2.936cm" svg:y1="3.276cm" svg:x2="3.445cm" svg:y2="3.276cm">
          <text:p/>
        </draw:line>
        <draw:line draw:style-name="gr31" draw:text-style-name="P12" draw:layer="layout" svg:x1="3.538cm" svg:y1="3.731cm" svg:x2="3.446cm" svg:y2="3.276cm">
          <text:p/>
        </draw:line>
        <draw:line draw:style-name="gr31" draw:text-style-name="P12" draw:layer="layout" svg:x1="2.833cm" svg:y1="3.746cm" svg:x2="2.937cm" svg:y2="3.276cm">
          <text:p/>
        </draw:line>
        <draw:line draw:style-name="gr31" draw:text-style-name="P12" draw:layer="layout" svg:x1="2.887cm" svg:y1="3.502cm" svg:x2="3.028cm" svg:y2="3.496cm">
          <text:p/>
        </draw:line>
        <draw:line draw:style-name="gr31" draw:text-style-name="P12" draw:layer="layout" svg:x1="3.352cm" svg:y1="3.488cm" svg:x2="3.488cm" svg:y2="3.488cm">
          <text:p/>
        </draw:line>
        <draw:polyline draw:style-name="gr31" draw:text-style-name="P12" draw:layer="layout" svg:width="0.28cm" svg:height="0.413cm" svg:x="2.751cm" svg:y="2.83cm" svg:viewBox="0 0 281 414" draw:points="0,0 100,0 100,238 281,238 172,414">
          <text:p/>
        </draw:polyline>
        <draw:polyline draw:style-name="gr31" draw:text-style-name="P12" draw:layer="layout" svg:width="0.258cm" svg:height="0.41cm" svg:x="3.385cm" svg:y="2.825cm" svg:viewBox="0 0 259 411" draw:points="259,0 166,0 166,212 0,212 79,411">
          <text:p/>
        </draw:polyline>
        <draw:line draw:style-name="gr31" draw:text-style-name="P12" draw:layer="layout" svg:x1="11.68cm" svg:y1="8.41cm" svg:x2="11.4cm" svg:y2="10.414cm">
          <text:p/>
        </draw:line>
        <draw:line draw:style-name="gr31" draw:text-style-name="P12" draw:layer="layout" svg:x1="3.537cm" svg:y1="3.73cm" svg:x2="3.844cm" svg:y2="5.749cm">
          <text:p/>
        </draw:line>
        <draw:line draw:style-name="gr31" draw:text-style-name="P12" draw:layer="layout" svg:x1="2.555cm" svg:y1="5.748cm" svg:x2="2.658cm" svg:y2="5.748cm">
          <text:p/>
        </draw:line>
        <draw:polyline draw:style-name="gr31" draw:text-style-name="P12" draw:layer="layout" svg:width="1.186cm" svg:height="0.907cm" svg:x="2.657cm" svg:y="4.841cm" svg:viewBox="0 0 1187 908" draw:points="1187,908 1083,908 532,0 0,908">
          <text:p/>
        </draw:polyline>
        <draw:line draw:style-name="gr31" draw:text-style-name="P12" draw:layer="layout" svg:x1="2.792cm" svg:y1="4.047cm" svg:x2="3.585cm" svg:y2="4.047cm">
          <text:p/>
        </draw:line>
        <draw:polygon draw:style-name="gr31" draw:text-style-name="P12" draw:layer="layout" svg:width="0.868cm" svg:height="0.539cm" svg:x="2.756cm" svg:y="4.302cm" svg:viewBox="0 0 869 540" draw:points="869,0 433,540 0,0">
          <text:p/>
        </draw:polygon>
        <draw:line draw:style-name="gr31" draw:text-style-name="P12" draw:layer="layout" svg:x1="2.684cm" svg:y1="4.819cm" svg:x2="3.702cm" svg:y2="4.819cm">
          <text:p/>
        </draw:line>
        <draw:polyline draw:style-name="gr31" draw:text-style-name="P12" draw:layer="layout" svg:width="0.703cm" svg:height="0.317cm" svg:x="2.833cm" svg:y="3.73cm" svg:viewBox="0 0 704 318" draw:points="0,14 379,318 704,0">
          <text:p/>
        </draw:polyline>
        <draw:polyline draw:style-name="gr31" draw:text-style-name="P12" draw:layer="layout" svg:width="0.868cm" svg:height="0.255cm" svg:x="2.756cm" svg:y="4.047cm" svg:viewBox="0 0 869 256" draw:points="0,256 456,0 869,256">
          <text:p/>
        </draw:polyline>
        <draw:line draw:style-name="gr31" draw:text-style-name="P12" draw:layer="layout" svg:x1="2.719cm" svg:y1="4.565cm" svg:x2="2.967cm" svg:y2="4.565cm">
          <text:p/>
        </draw:line>
        <draw:line draw:style-name="gr31" draw:text-style-name="P12" draw:layer="layout" svg:x1="2.684cm" svg:y1="4.82cm" svg:x2="2.968cm" svg:y2="4.565cm">
          <text:p/>
        </draw:line>
        <draw:line draw:style-name="gr31" draw:text-style-name="P12" draw:layer="layout" svg:x1="3.412cm" svg:y1="4.565cm" svg:x2="3.663cm" svg:y2="4.565cm">
          <text:p/>
        </draw:line>
        <draw:line draw:style-name="gr31" draw:text-style-name="P12" draw:layer="layout" svg:x1="3.412cm" svg:y1="4.565cm" svg:x2="3.703cm" svg:y2="4.821cm">
          <text:p/>
        </draw:line>
        <draw:polyline draw:style-name="gr31" draw:text-style-name="P12" draw:layer="layout" svg:width="0.472cm" svg:height="0.845cm" svg:x="2.566cm" svg:y="4.819cm" svg:viewBox="0 0 473 846" draw:points="119,0 473,280 79,280 302,571 38,571 141,846 0,846">
          <text:p/>
        </draw:polyline>
        <draw:polyline draw:style-name="gr31" draw:text-style-name="P12" draw:layer="layout" svg:width="0.489cm" svg:height="0.851cm" svg:x="3.342cm" svg:y="4.819cm" svg:viewBox="0 0 490 852" draw:points="361,0 0,274 402,274 180,572 448,572 351,852 490,852">
          <text:p/>
        </draw:polyline>
        <draw:line draw:style-name="gr31" draw:text-style-name="P12" draw:layer="layout" svg:x1="4.345cm" svg:y1="2.198cm" svg:x2="4.345cm" svg:y2="2.39cm">
          <text:p/>
        </draw:line>
        <draw:line draw:style-name="gr32" draw:text-style-name="P12" draw:layer="layout" svg:x1="4.32cm" svg:y1="2.231cm" svg:x2="4.371cm" svg:y2="2.231cm">
          <text:p/>
        </draw:line>
        <draw:line draw:style-name="gr32" draw:text-style-name="P12" draw:layer="layout" svg:x1="4.32cm" svg:y1="2.254cm" svg:x2="4.371cm" svg:y2="2.254cm">
          <text:p/>
        </draw:line>
        <draw:line draw:style-name="gr32" draw:text-style-name="P12" draw:layer="layout" svg:x1="4.32cm" svg:y1="2.276cm" svg:x2="4.371cm" svg:y2="2.276cm">
          <text:p/>
        </draw:line>
        <draw:line draw:style-name="gr32" draw:text-style-name="P12" draw:layer="layout" svg:x1="4.32cm" svg:y1="2.297cm" svg:x2="4.371cm" svg:y2="2.297cm">
          <text:p/>
        </draw:line>
        <draw:line draw:style-name="gr32" draw:text-style-name="P12" draw:layer="layout" svg:x1="4.32cm" svg:y1="2.321cm" svg:x2="4.371cm" svg:y2="2.321cm">
          <text:p/>
        </draw:line>
        <draw:line draw:style-name="gr32" draw:text-style-name="P12" draw:layer="layout" svg:x1="4.32cm" svg:y1="2.347cm" svg:x2="4.371cm" svg:y2="2.347cm">
          <text:p/>
        </draw:line>
        <draw:g>
          <draw:path draw:style-name="gr33" draw:text-style-name="P16" draw:layer="layout" svg:width="0.033cm" svg:height="0.031cm" svg:x="4.33cm" svg:y="2.39cm" svg:viewBox="0 0 34 32" svg:d="M0 16c0-3 1-5 2-8 2-3 4-5 6-6 3-2 6-2 9-2s6 0 9 2c2 1 4 3 6 6 1 3 2 5 2 8s-1 5-2 8c-2 2-4 5-6 6-3 1-6 2-9 2s-6-1-9-2c-2-1-4-4-6-6-1-3-2-5-2-8z">
            <text:p/>
          </draw:path>
          <draw:path draw:style-name="gr34" draw:text-style-name="P12" draw:layer="layout" svg:width="0.033cm" svg:height="0.031cm" svg:x="4.33cm" svg:y="2.39cm" svg:viewBox="0 0 34 32" svg:d="M0 16c0-3 1-5 2-8 2-3 4-5 6-6 3-2 6-2 9-2s6 0 9 2c2 1 4 3 6 6 1 3 2 5 2 8s-1 5-2 8c-2 2-4 5-6 6-3 1-6 2-9 2s-6-1-9-2c-2-1-4-4-6-6-1-3-2-5-2-8z">
            <text:p/>
          </draw:path>
        </draw:g>
        <draw:line draw:style-name="gr31" draw:text-style-name="P12" draw:layer="layout" svg:x1="3.174cm" svg:y1="2.198cm" svg:x2="3.174cm" svg:y2="2.39cm">
          <text:p/>
        </draw:line>
        <draw:line draw:style-name="gr32" draw:text-style-name="P12" draw:layer="layout" svg:x1="3.148cm" svg:y1="2.231cm" svg:x2="3.199cm" svg:y2="2.231cm">
          <text:p/>
        </draw:line>
        <draw:line draw:style-name="gr32" draw:text-style-name="P12" draw:layer="layout" svg:x1="3.148cm" svg:y1="2.254cm" svg:x2="3.199cm" svg:y2="2.254cm">
          <text:p/>
        </draw:line>
        <draw:line draw:style-name="gr32" draw:text-style-name="P12" draw:layer="layout" svg:x1="3.148cm" svg:y1="2.276cm" svg:x2="3.199cm" svg:y2="2.276cm">
          <text:p/>
        </draw:line>
        <draw:line draw:style-name="gr32" draw:text-style-name="P12" draw:layer="layout" svg:x1="3.148cm" svg:y1="2.297cm" svg:x2="3.199cm" svg:y2="2.297cm">
          <text:p/>
        </draw:line>
        <draw:line draw:style-name="gr32" draw:text-style-name="P12" draw:layer="layout" svg:x1="3.148cm" svg:y1="2.321cm" svg:x2="3.199cm" svg:y2="2.321cm">
          <text:p/>
        </draw:line>
        <draw:line draw:style-name="gr32" draw:text-style-name="P12" draw:layer="layout" svg:x1="3.148cm" svg:y1="2.347cm" svg:x2="3.199cm" svg:y2="2.347cm">
          <text:p/>
        </draw:line>
        <draw:g>
          <draw:path draw:style-name="gr33" draw:text-style-name="P16" draw:layer="layout" svg:width="0.033cm" svg:height="0.031cm" svg:x="3.158cm" svg:y="2.39cm" svg:viewBox="0 0 34 32" svg:d="M0 16c0-3 1-5 2-8 2-3 4-5 6-6 3-2 6-2 9-2s6 0 9 2c2 1 4 3 6 6 1 3 2 5 2 8s-1 5-2 8c-2 2-4 5-6 6-3 1-6 2-9 2s-6-1-9-2c-2-1-4-4-6-6-1-3-2-5-2-8z">
            <text:p/>
          </draw:path>
          <draw:path draw:style-name="gr34" draw:text-style-name="P12" draw:layer="layout" svg:width="0.033cm" svg:height="0.031cm" svg:x="3.158cm" svg:y="2.39cm" svg:viewBox="0 0 34 32" svg:d="M0 16c0-3 1-5 2-8 2-3 4-5 6-6 3-2 6-2 9-2s6 0 9 2c2 1 4 3 6 6 1 3 2 5 2 8s-1 5-2 8c-2 2-4 5-6 6-3 1-6 2-9 2s-6-1-9-2c-2-1-4-4-6-6-1-3-2-5-2-8z">
            <text:p/>
          </draw:path>
        </draw:g>
        <draw:line draw:style-name="gr31" draw:text-style-name="P12" draw:layer="layout" svg:x1="2.04cm" svg:y1="2.198cm" svg:x2="2.04cm" svg:y2="2.39cm">
          <text:p/>
        </draw:line>
        <draw:line draw:style-name="gr32" draw:text-style-name="P12" draw:layer="layout" svg:x1="2.014cm" svg:y1="2.231cm" svg:x2="2.065cm" svg:y2="2.231cm">
          <text:p/>
        </draw:line>
        <draw:line draw:style-name="gr32" draw:text-style-name="P12" draw:layer="layout" svg:x1="2.014cm" svg:y1="2.254cm" svg:x2="2.065cm" svg:y2="2.254cm">
          <text:p/>
        </draw:line>
        <draw:line draw:style-name="gr32" draw:text-style-name="P12" draw:layer="layout" svg:x1="2.014cm" svg:y1="2.276cm" svg:x2="2.065cm" svg:y2="2.276cm">
          <text:p/>
        </draw:line>
        <draw:line draw:style-name="gr32" draw:text-style-name="P12" draw:layer="layout" svg:x1="2.014cm" svg:y1="2.297cm" svg:x2="2.065cm" svg:y2="2.297cm">
          <text:p/>
        </draw:line>
        <draw:line draw:style-name="gr32" draw:text-style-name="P12" draw:layer="layout" svg:x1="2.014cm" svg:y1="2.321cm" svg:x2="2.065cm" svg:y2="2.321cm">
          <text:p/>
        </draw:line>
        <draw:line draw:style-name="gr32" draw:text-style-name="P12" draw:layer="layout" svg:x1="2.014cm" svg:y1="2.347cm" svg:x2="2.065cm" svg:y2="2.347cm">
          <text:p/>
        </draw:line>
        <draw:g>
          <draw:path draw:style-name="gr33" draw:text-style-name="P16" draw:layer="layout" svg:width="0.033cm" svg:height="0.031cm" svg:x="2.024cm" svg:y="2.39cm" svg:viewBox="0 0 34 32" svg:d="M0 16c0-3 1-5 2-8 2-3 4-5 6-6 3-2 6-2 9-2s6 0 9 2c2 1 4 3 6 6 1 3 2 5 2 8s-1 5-2 8c-2 2-4 5-6 6-3 1-6 2-9 2s-6-1-9-2c-2-1-4-4-6-6-1-3-2-5-2-8z">
            <text:p/>
          </draw:path>
          <draw:path draw:style-name="gr34" draw:text-style-name="P12" draw:layer="layout" svg:width="0.033cm" svg:height="0.031cm" svg:x="2.024cm" svg:y="2.39cm" svg:viewBox="0 0 34 32" svg:d="M0 16c0-3 1-5 2-8 2-3 4-5 6-6 3-2 6-2 9-2s6 0 9 2c2 1 4 3 6 6 1 3 2 5 2 8s-1 5-2 8c-2 2-4 5-6 6-3 1-6 2-9 2s-6-1-9-2c-2-1-4-4-6-6-1-3-2-5-2-8z">
            <text:p/>
          </draw:path>
        </draw:g>
        <draw:line draw:style-name="gr35" draw:text-style-name="P1" draw:layer="layout" svg:x1="1.559cm" svg:y1="5.756cm" svg:x2="1.558cm" svg:y2="2.391cm">
          <text:p/>
        </draw:line>
        <draw:line draw:style-name="gr35" draw:text-style-name="P1" draw:layer="layout" svg:x1="1.56cm" svg:y1="2.425cm" svg:x2="1.56cm" svg:y2="1.59cm">
          <text:p/>
        </draw:line>
        <draw:frame draw:style-name="gr36" draw:text-style-name="P18" draw:layer="layout" svg:width="0.649cm" svg:height="0.567cm" svg:x="4.64cm" svg:y="3.87cm">
          <draw:text-box>
            <text:p text:style-name="P17"><text:span text:style-name="T18">10</text:span></text:p>
          </draw:text-box>
        </draw:frame>
        <draw:frame draw:style-name="gr37" draw:text-style-name="P15" draw:layer="layout" svg:width="0.796cm" svg:height="0.623cm" draw:transform="rotate (1.5707963267949) translate (0.93cm 4.216cm)">
          <draw:text-box>
            <text:p text:style-name="P4"><text:span text:style-name="T19">13.5</text:span></text:p>
          </draw:text-box>
        </draw:frame>
        <draw:frame draw:style-name="gr38" draw:text-style-name="P19" draw:layer="layout" svg:width="0.796cm" svg:height="0.567cm" svg:x="1.697cm" svg:y="2.82cm">
          <draw:text-box>
            <text:p text:style-name="P17"><text:span text:style-name="T18">6.65</text:span></text:p>
          </draw:text-box>
        </draw:frame>
        <draw:g>
          <draw:path draw:style-name="gr39" draw:text-style-name="P20" draw:layer="layout" svg:width="0.457cm" svg:height="0.456cm" svg:x="6.132cm" svg:y="4.694cm" svg:viewBox="0 0 458 457" svg:d="M0 229c0-40 11-80 31-115 20-34 49-63 83-83 35-20 75-31 115-31s79 11 114 31 64 49 84 83c20 35 31 75 31 115s-11 79-31 114-49 64-84 84-74 30-114 30-80-10-115-30c-34-20-63-49-83-84s-31-74-31-114z">
            <text:p/>
          </draw:path>
          <draw:path draw:style-name="gr40" draw:text-style-name="P12" draw:layer="layout" svg:width="0.457cm" svg:height="0.456cm" svg:x="6.132cm" svg:y="4.694cm" svg:viewBox="0 0 458 457" svg:d="M0 229c0-40 11-80 31-115 20-34 49-63 83-83 35-20 75-31 115-31s79 11 114 31 64 49 84 83c20 35 31 75 31 115s-11 79-31 114-49 64-84 84-74 30-114 30-80-10-115-30c-34-20-63-49-83-84s-31-74-31-114z">
            <text:p/>
          </draw:path>
        </draw:g>
        <draw:g>
          <draw:path draw:style-name="gr41" draw:text-style-name="P21" draw:layer="layout" svg:width="0.349cm" svg:height="0.349cm" svg:x="6.186cm" svg:y="4.748cm" svg:viewBox="0 0 350 350" svg:d="M0 175c0-30 8-61 24-87 15-27 37-49 64-64 26-16 57-24 87-24 31 0 61 8 88 24 26 15 48 37 64 64 15 26 23 57 23 87 0 31-8 61-23 88-16 26-38 48-64 64-27 15-57 23-88 23-30 0-61-8-87-23-27-16-49-38-64-64-16-27-24-57-24-88z">
            <text:p/>
          </draw:path>
          <draw:path draw:style-name="gr42" draw:text-style-name="P12" draw:layer="layout" svg:width="0.349cm" svg:height="0.349cm" svg:x="6.186cm" svg:y="4.748cm" svg:viewBox="0 0 350 350" svg:d="M0 175c0-30 8-61 24-87 15-27 37-49 64-64 26-16 57-24 87-24 31 0 61 8 88 24 26 15 48 37 64 64 15 26 23 57 23 87 0 31-8 61-23 88-16 26-38 48-64 64-27 15-57 23-88 23-30 0-61-8-87-23-27-16-49-38-64-64-16-27-24-57-24-88z">
            <text:p/>
          </draw:path>
        </draw:g>
        <draw:line draw:style-name="gr43" draw:text-style-name="P12" draw:layer="layout" svg:x1="6.202cm" svg:y1="5.79cm" svg:x2="6.199cm" svg:y2="5.084cm">
          <text:p/>
        </draw:line>
        <draw:line draw:style-name="gr43" draw:text-style-name="P12" draw:layer="layout" svg:x1="6.526cm" svg:y1="5.79cm" svg:x2="6.523cm" svg:y2="5.084cm">
          <text:p/>
        </draw:line>
        <draw:line draw:style-name="gr43" draw:text-style-name="P12" draw:layer="layout" svg:x1="6.524cm" svg:y1="5.445cm" svg:x2="6.199cm" svg:y2="5.084cm">
          <text:p/>
        </draw:line>
        <draw:line draw:style-name="gr43" draw:text-style-name="P12" draw:layer="layout" svg:x1="6.203cm" svg:y1="5.434cm" svg:x2="6.523cm" svg:y2="5.084cm">
          <text:p/>
        </draw:line>
        <draw:line draw:style-name="gr43" draw:text-style-name="P12" draw:layer="layout" svg:x1="6.531cm" svg:y1="5.79cm" svg:x2="6.206cm" svg:y2="5.429cm">
          <text:p/>
        </draw:line>
        <draw:line draw:style-name="gr43" draw:text-style-name="P12" draw:layer="layout" svg:x1="6.204cm" svg:y1="5.784cm" svg:x2="6.524cm" svg:y2="5.434cm">
          <text:p/>
        </draw:line>
        <draw:line draw:style-name="gr4" draw:text-style-name="P3" draw:layer="layout" svg:x1="0.2cm" svg:y1="0.5cm" svg:x2="0.2cm" svg:y2="6.9cm">
          <text:p/>
        </draw:line>
        <draw:line draw:style-name="gr4" draw:text-style-name="P3" draw:layer="layout" svg:x1="8.27cm" svg:y1="5.782cm" svg:x2="0.1cm" svg:y2="5.782cm">
          <text:p/>
        </draw:line>
        <draw:line draw:style-name="gr44" draw:text-style-name="P1" draw:layer="layout" svg:x1="3.193cm" svg:y1="2.711cm" svg:x2="2.027cm" svg:y2="2.711cm">
          <text:p/>
        </draw:line>
        <draw:line draw:style-name="gr21" draw:text-style-name="P1" draw:layer="layout" svg:x1="1.9cm" svg:y1="2.406cm" svg:x2="1.559cm" svg:y2="2.406cm">
          <text:p/>
        </draw:line>
        <draw:frame draw:style-name="gr45" draw:text-style-name="P6" draw:layer="layout" svg:width="2.07cm" svg:height="0.749cm" svg:x="5.064cm" svg:y="5.8cm">
          <draw:text-box>
            <text:p text:style-name="P4"><text:span text:style-name="T14">ε</text:span><text:span text:style-name="T15">g</text:span><text:span text:style-name="T1">(</text:span><text:span text:style-name="T14">ω</text:span><text:span text:style-name="T1">),</text:span><text:span text:style-name="T14">σ</text:span><text:span text:style-name="T15">g</text:span><text:span text:style-name="T1">(</text:span><text:span text:style-name="T14">ω</text:span><text:span text:style-name="T1">)</text:span><text:span text:style-name="T20">,</text:span><text:span text:style-name="T14">μ</text:span><text:span text:style-name="T15">g</text:span><text:span text:style-name="T12"> </text:span></text:p>
          </draw:text-box>
        </draw:frame>
        <draw:line draw:style-name="gr21" draw:text-style-name="P1" draw:layer="layout" svg:x1="3.176cm" svg:y1="2.6cm" svg:x2="3.176cm" svg:y2="2.408cm">
          <text:p/>
        </draw:line>
        <draw:line draw:style-name="gr21" draw:text-style-name="P1" draw:layer="layout" svg:x1="2.04cm" svg:y1="2.6cm" svg:x2="2.04cm" svg:y2="2.408cm">
          <text:p/>
        </draw:line>
        <draw:g>
          <draw:line draw:style-name="gr21" draw:text-style-name="P1" draw:layer="layout" svg:x1="2.6cm" svg:y1="3.105cm" svg:x2="2.6cm" svg:y2="2.805cm">
            <text:p/>
          </draw:line>
          <draw:line draw:style-name="gr21" draw:text-style-name="P1" draw:layer="layout" svg:x1="2.403cm" svg:y1="3.1cm" svg:x2="2.603cm" svg:y2="3.1cm">
            <text:p/>
          </draw:line>
        </draw:g>
        <draw:line draw:style-name="gr44" draw:text-style-name="P1" draw:layer="layout" svg:x1="4.364cm" svg:y1="2.71cm" svg:x2="3.16cm" svg:y2="2.71cm">
          <text:p/>
        </draw:line>
        <draw:line draw:style-name="gr21" draw:text-style-name="P1" draw:layer="layout" svg:x1="4.347cm" svg:y1="2.6cm" svg:x2="4.347cm" svg:y2="2.408cm">
          <text:p/>
        </draw:line>
        <draw:frame draw:style-name="gr46" draw:text-style-name="P19" draw:layer="layout" svg:width="0.796cm" svg:height="0.567cm" svg:x="3.94cm" svg:y="2.817cm">
          <draw:text-box>
            <text:p text:style-name="P17"><text:span text:style-name="T18">6.65</text:span></text:p>
          </draw:text-box>
        </draw:frame>
        <draw:g>
          <draw:line draw:style-name="gr21" draw:text-style-name="P1" draw:layer="layout" svg:x1="3.791cm" svg:y1="3.102cm" svg:x2="3.791cm" svg:y2="2.802cm">
            <text:p/>
          </draw:line>
          <draw:line draw:style-name="gr21" draw:text-style-name="P1" draw:layer="layout" svg:x1="3.988cm" svg:y1="3.097cm" svg:x2="3.788cm" svg:y2="3.097cm">
            <text:p/>
          </draw:line>
        </draw:g>
        <draw:line draw:style-name="gr44" draw:text-style-name="P1" draw:layer="layout" svg:x1="3.193cm" svg:y1="1.283cm" svg:x2="2.44cm" svg:y2="1.283cm">
          <text:p/>
        </draw:line>
        <draw:line draw:style-name="gr21" draw:text-style-name="P1" draw:layer="layout" svg:x1="3.176cm" svg:y1="1.77cm" svg:x2="3.176cm" svg:y2="1.38cm">
          <text:p/>
        </draw:line>
        <draw:line draw:style-name="gr21" draw:text-style-name="P1" draw:layer="layout" svg:x1="2.456cm" svg:y1="1.606cm" svg:x2="2.456cm" svg:y2="1.4cm">
          <text:p/>
        </draw:line>
        <draw:line draw:style-name="gr44" draw:text-style-name="P1" draw:layer="layout" svg:x1="3.949cm" svg:y1="1.282cm" svg:x2="3.16cm" svg:y2="1.282cm">
          <text:p/>
        </draw:line>
        <draw:line draw:style-name="gr21" draw:text-style-name="P1" draw:layer="layout" svg:x1="3.931cm" svg:y1="1.609cm" svg:x2="3.931cm" svg:y2="1.4cm">
          <text:p/>
        </draw:line>
        <draw:frame draw:style-name="gr47" draw:text-style-name="P19" draw:layer="layout" svg:width="0.796cm" svg:height="0.567cm" svg:x="2.394cm" svg:y="0.683cm">
          <draw:text-box>
            <text:p text:style-name="P17"><text:span text:style-name="T18">4.65</text:span></text:p>
          </draw:text-box>
        </draw:frame>
        <draw:frame draw:style-name="gr48" draw:text-style-name="P19" draw:layer="layout" svg:width="0.796cm" svg:height="0.567cm" svg:x="3.174cm" svg:y="0.683cm">
          <draw:text-box>
            <text:p text:style-name="P17"><text:span text:style-name="T18">4.65</text:span></text:p>
          </draw:text-box>
        </draw:frame>
        <draw:frame draw:style-name="gr49" draw:text-style-name="P15" draw:layer="layout" svg:width="0.652cm" svg:height="0.623cm" draw:transform="rotate (1.5707963267949) translate (0.93cm 2.324cm)">
          <draw:text-box>
            <text:p text:style-name="P4"><text:span text:style-name="T19">4.1</text:span></text:p>
          </draw:text-box>
        </draw:frame>
        <draw:line draw:style-name="gr44" draw:text-style-name="P1" draw:layer="layout" svg:x1="6.378cm" svg:y1="4.44cm" svg:x2="3.174cm" svg:y2="4.44cm">
          <text:p/>
        </draw:line>
        <draw:line draw:style-name="gr21" draw:text-style-name="P1" draw:layer="layout" svg:x1="6.36cm" svg:y1="4.92cm" svg:x2="6.36cm" svg:y2="4.44cm">
          <text:p/>
        </draw:line>
        <draw:line draw:style-name="gr21" draw:text-style-name="P1" draw:layer="layout" svg:x1="3.19cm" svg:y1="4.74cm" svg:x2="3.19cm" svg:y2="4.462cm">
          <text:p/>
        </draw:line>
        <draw:line draw:style-name="gr44" draw:text-style-name="P1" draw:layer="layout" svg:x1="5.82cm" svg:y1="5.755cm" svg:x2="5.82cm" svg:y2="4.902cm">
          <text:p/>
        </draw:line>
        <draw:line draw:style-name="gr21" draw:text-style-name="P1" draw:layer="layout" svg:x1="5.885cm" svg:y1="4.917cm" svg:x2="6.365cm" svg:y2="4.917cm">
          <text:p/>
        </draw:line>
        <draw:frame draw:style-name="gr36" draw:text-style-name="P18" draw:layer="layout" svg:width="0.649cm" svg:height="0.567cm" svg:x="5.06cm" svg:y="5.043cm">
          <draw:text-box>
            <text:p text:style-name="P17"><text:span text:style-name="T18">1</text:span></text:p>
          </draw:text-box>
        </draw:frame>
        <draw:g>
          <draw:path draw:style-name="gr50" draw:text-style-name="P22" draw:layer="layout" svg:width="0.03cm" svg:height="0.03cm" svg:x="3.915cm" svg:y="1.59cm" svg:viewBox="0 0 31 31" svg:d="M0 16c0-3 1-5 2-8 2-2 3-4 6-6 2-1 5-2 7-2 3 0 6 1 8 2 3 2 4 4 6 6 1 3 2 5 2 8s-1 5-2 7c-2 3-3 5-6 6-2 2-5 2-7 2-3 0-6 0-8-2-3-1-4-3-6-6-1-2-2-4-2-7z">
            <text:p/>
          </draw:path>
          <draw:path draw:style-name="gr51" draw:text-style-name="P12" draw:layer="layout" svg:width="0.03cm" svg:height="0.03cm" svg:x="3.915cm" svg:y="1.59cm" svg:viewBox="0 0 31 31" svg:d="M0 16c0-3 1-5 2-8 2-2 3-4 6-6 2-1 5-2 7-2 3 0 6 1 8 2 3 2 4 4 6 6 1 3 2 5 2 8s-1 5-2 7c-2 3-3 5-6 6-2 2-5 2-7 2-3 0-6 0-8-2-3-1-4-3-6-6-1-2-2-4-2-7z">
            <text:p/>
          </draw:path>
        </draw:g>
        <draw:g>
          <draw:path draw:style-name="gr50" draw:text-style-name="P22" draw:layer="layout" svg:width="0.03cm" svg:height="0.03cm" svg:x="2.441cm" svg:y="1.59cm" svg:viewBox="0 0 31 31" svg:d="M0 16c0-3 1-5 2-8 2-2 3-4 6-6 2-1 5-2 7-2 3 0 6 1 8 2 3 2 4 4 6 6 1 3 2 5 2 8s-1 5-2 7c-2 3-3 5-6 6-2 2-5 2-7 2-3 0-6 0-8-2-3-1-4-3-6-6-1-2-2-4-2-7z">
            <text:p/>
          </draw:path>
          <draw:path draw:style-name="gr51" draw:text-style-name="P12" draw:layer="layout" svg:width="0.03cm" svg:height="0.03cm" svg:x="2.441cm" svg:y="1.59cm" svg:viewBox="0 0 31 31" svg:d="M0 16c0-3 1-5 2-8 2-2 3-4 6-6 2-1 5-2 7-2 3 0 6 1 8 2 3 2 4 4 6 6 1 3 2 5 2 8s-1 5-2 7c-2 3-3 5-6 6-2 2-5 2-7 2-3 0-6 0-8-2-3-1-4-3-6-6-1-2-2-4-2-7z">
            <text:p/>
          </draw:path>
        </draw:g>
        <draw:frame draw:style-name="gr26" draw:text-style-name="P13" draw:layer="layout" svg:width="0.684cm" svg:height="0.57cm" svg:x="8.23cm" svg:y="5.49cm">
          <draw:text-box>
            <text:p><text:span text:style-name="T12">𝑥</text:span></text:p>
          </draw:text-box>
        </draw:frame>
        <draw:frame draw:style-name="gr26" draw:text-style-name="P13" draw:layer="layout" svg:width="0.659cm" svg:height="0.57cm" svg:x="-0.099cm" svg:y="-0.08cm">
          <draw:text-box>
            <text:p><text:span text:style-name="T12">𝑦</text:span></text:p>
          </draw:text-box>
        </draw:frame>
        <draw:g>
          <draw:path draw:style-name="gr22" draw:text-style-name="P23" draw:layer="layout" svg:width="2.399cm" svg:height="2.399cm" svg:x="5.816cm" svg:y="1.78cm" svg:viewBox="0 0 2400 2400" svg:d="M0 1199v1c0-211 55-418 160-600 107-183 257-333 440-440 182-105 389-160 599-160 211 0 418 55 601 160 182 107 334 257 439 440 106 182 161 389 161 599 0 211-55 418-161 601-105 182-257 334-439 439-183 106-390 161-600 161-211 0-418-55-600-161-183-105-333-257-440-439-105-183-160-390-160-600z">
            <text:p/>
          </draw:path>
          <draw:path draw:style-name="gr52" draw:text-style-name="P24" draw:layer="layout" svg:width="2.399cm" svg:height="2.399cm" svg:x="5.816cm" svg:y="1.78cm" svg:viewBox="0 0 2400 2400" svg:d="M0 1199v1c0-211 55-418 160-600 107-183 257-333 440-440 182-105 389-160 599-160 211 0 418 55 601 160 182 107 334 257 439 440 106 182 161 389 161 599 0 211-55 418-161 601-105 182-257 334-439 439-183 106-390 161-600 161-211 0-418-55-600-161-183-105-333-257-440-439-105-183-160-390-160-600z">
            <text:p/>
          </draw:path>
        </draw:g>
        <draw:g>
          <draw:path draw:style-name="gr53" draw:text-style-name="P25" draw:layer="layout" svg:width="2.187cm" svg:height="2.187cm" svg:x="5.922cm" svg:y="1.885cm" svg:viewBox="0 0 2188 2188" svg:d="M0 1094c0-192 50-381 147-547 96-166 234-304 400-400 166-97 355-147 547-147 191 0 381 50 547 147 166 96 304 234 400 400 97 166 147 355 147 547 0 191-50 381-147 547-96 166-234 304-400 400-166 97-356 147-547 147-192 0-381-50-547-147-166-96-304-234-400-400-97-166-147-356-147-547z">
            <text:p/>
          </draw:path>
          <draw:path draw:style-name="gr52" draw:text-style-name="P24" draw:layer="layout" svg:width="2.187cm" svg:height="2.187cm" svg:x="5.922cm" svg:y="1.885cm" svg:viewBox="0 0 2188 2188" svg:d="M0 1094c0-192 50-381 147-547 96-166 234-304 400-400 166-97 355-147 547-147 191 0 381 50 547 147 166 96 304 234 400 400 97 166 147 355 147 547 0 191-50 381-147 547-96 166-234 304-400 400-166 97-356 147-547 147-192 0-381-50-547-147-166-96-304-234-400-400-97-166-147-356-147-547z">
            <text:p/>
          </draw:path>
        </draw:g>
        <draw:g>
          <draw:path draw:style-name="gr54" draw:text-style-name="P26" draw:layer="layout" svg:width="1.797cm" svg:height="1.797cm" svg:x="6.117cm" svg:y="2.081cm" svg:viewBox="0 0 1798 1798" svg:d="M0 899c0-158 42-312 120-449 79-137 193-250 330-330 136-78 291-120 449-120s313 42 449 120c138 80 251 193 330 330 78 137 120 291 120 449 0 159-42 313-120 449-79 138-192 251-330 331-136 78-291 119-449 119s-313-41-449-119c-137-80-251-193-330-331-78-136-120-290-120-449z">
            <text:p/>
          </draw:path>
          <draw:path draw:style-name="gr52" draw:text-style-name="P24" draw:layer="layout" svg:width="1.797cm" svg:height="1.797cm" svg:x="6.117cm" svg:y="2.081cm" svg:viewBox="0 0 1798 1798" svg:d="M0 899c0-158 42-312 120-449 79-137 193-250 330-330 136-78 291-120 449-120s313 42 449 120c138 80 251 193 330 330 78 137 120 291 120 449 0 159-42 313-120 449-79 138-192 251-330 331-136 78-291 119-449 119s-313-41-449-119c-137-80-251-193-330-331-78-136-120-290-120-449z">
            <text:p/>
          </draw:path>
        </draw:g>
        <draw:custom-shape draw:style-name="gr55" draw:text-style-name="P27" draw:layer="layout" svg:width="0.7cm" svg:height="0.6cm" svg:x="6cm" svg:y="4.6cm">
          <text:p/>
          <draw:enhanced-geometry svg:viewBox="0 0 21600 21600" draw:type="rectangle" draw:enhanced-path="M 0 0 L 21600 0 21600 21600 0 21600 0 0 Z N"/>
        </draw:custom-shape>
        <draw:line draw:style-name="gr56" draw:text-style-name="P27" draw:layer="layout" svg:x1="7.024cm" svg:y1="4.31cm" svg:x2="7.024cm" svg:y2="4.916cm">
          <text:p/>
        </draw:line>
        <draw:line draw:style-name="gr56" draw:text-style-name="P27" draw:layer="layout" svg:x1="6.7cm" svg:y1="4.916cm" svg:x2="7.024cm" svg:y2="4.916cm">
          <text:p/>
        </draw:line>
        <draw:custom-shape draw:style-name="gr57" draw:text-style-name="P29" draw:layer="layout" svg:width="0.28cm" svg:height="0.28cm" svg:x="2.14cm" svg:y="2.27cm">
          <text:p text:style-name="P28"><text:span text:style-name="T2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9" draw:layer="layout" svg:width="0.28cm" svg:height="0.28cm" svg:x="3.28cm" svg:y="2.27cm">
          <text:p text:style-name="P28"><text:span text:style-name="T2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9" draw:layer="layout" svg:width="0.28cm" svg:height="0.28cm" svg:x="4.45cm" svg:y="2.27cm">
          <text:p text:style-name="P28"><text:span text:style-name="T2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9" draw:layer="layout" svg:width="0.28cm" svg:height="0.28cm" svg:x="6.71cm" svg:y="5.19cm">
          <text:p text:style-name="P28"><text:span text:style-name="T2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9" draw:layer="layout" svg:width="0.28cm" svg:height="0.28cm" svg:x="2.104cm" svg:y="1.456cm">
          <text:p text:style-name="P28"><text:span text:style-name="T2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9" draw:layer="layout" svg:width="0.28cm" svg:height="0.28cm" svg:x="4cm" svg:y="1.456cm">
          <text:p text:style-name="P28"><text:span text:style-name="T2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7.927cm" svg:y1="1.575cm" svg:x2="7.011cm" svg:y2="1.575cm">
          <text:p/>
        </draw:line>
        <draw:frame draw:style-name="gr59" draw:text-style-name="P19" draw:layer="layout" svg:width="1.131cm" svg:height="0.591cm" svg:x="5.969cm" svg:y="1.28cm">
          <draw:text-box>
            <text:p text:style-name="P17"><text:span text:style-name="T18">0.1245</text:span></text:p>
          </draw:text-box>
        </draw:frame>
        <draw:frame draw:style-name="gr60" draw:text-style-name="P19" draw:layer="layout" svg:width="0.981cm" svg:height="0.592cm" svg:x="6.119cm" svg:y="0.918cm">
          <draw:text-box>
            <text:p text:style-name="P17"><text:span text:style-name="T18">0.127</text:span></text:p>
          </draw:text-box>
        </draw:frame>
        <draw:line draw:style-name="gr58" draw:text-style-name="P1" draw:layer="layout" svg:x1="7.011cm" svg:y1="0.852cm" svg:x2="8.239cm" svg:y2="0.856cm">
          <text:p/>
        </draw:line>
        <draw:frame draw:style-name="gr61" draw:text-style-name="P19" draw:layer="layout" svg:width="0.98cm" svg:height="0.591cm" svg:x="6.12cm" svg:y="0.559cm">
          <draw:text-box>
            <text:p text:style-name="P17"><text:span text:style-name="T18">0.227</text:span></text:p>
          </draw:text-box>
        </draw:frame>
        <draw:line draw:style-name="gr62" draw:text-style-name="P1" draw:layer="layout" svg:x1="7.024cm" svg:y1="2.98cm" svg:x2="7.024cm" svg:y2="0.918cm">
          <text:p/>
        </draw:line>
        <draw:line draw:style-name="gr58" draw:text-style-name="P1" draw:layer="layout" svg:x1="8.128cm" svg:y1="1.214cm" svg:x2="7.011cm" svg:y2="1.214cm">
          <text:p/>
        </draw:line>
        <draw:line draw:style-name="gr62" draw:text-style-name="P1" draw:layer="layout" svg:x1="7.91cm" svg:y1="2.98cm" svg:x2="7.91cm" svg:y2="1.579cm">
          <text:p/>
        </draw:line>
        <draw:line draw:style-name="gr62" draw:text-style-name="P1" draw:layer="layout" svg:x1="8.11cm" svg:y1="2.98cm" svg:x2="8.11cm" svg:y2="1.33cm">
          <text:p/>
        </draw:line>
        <draw:line draw:style-name="gr62" draw:text-style-name="P1" draw:layer="layout" svg:x1="8.222cm" svg:y1="2.98cm" svg:x2="8.222cm" svg:y2="0.93cm">
          <text:p/>
        </draw:line>
        <draw:line draw:style-name="gr31" draw:text-style-name="P12" draw:layer="layout" svg:x1="2.833cm" svg:y1="3.73cm" svg:x2="2.55cm" svg:y2="5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2" svg:font-family="'Latin Modern Math'"/>
    <style:font-face style:name="Latin Modern Math" svg:font-family="'Latin Modern Math'" style:font-pitch="variable"/>
    <style:font-face style:name="Latin Modern Math1" svg:font-family="'Latin Modern Math'" style:font-adornments="Regula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5T15:04:04.947803807</dc:date>
    <dc:language>en-US</dc:language>
    <meta:creation-date>2020-03-28T18:24:35Z</meta:creation-date>
    <meta:initial-creator>Caio Missiaggia Moraes</meta:initial-creator>
    <meta:generator>LibreOffice/6.4.7.2$Linux_X86_64 LibreOffice_project/40$Build-2</meta:generator>
    <meta:editing-duration>PT2H34M19S</meta:editing-duration>
    <meta:editing-cycles>22</meta:editing-cycles>
    <meta:document-statistic meta:object-count="206"/>
    <meta:template xlink:type="simple" xlink:actuate="onRequest" xlink:title="BASICD_M.vstx" xlink:href=""/>
  </office:meta>
</office:document-meta>
</file>